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0-iam_betty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-who_am_i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2-group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3-new_owner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4-empty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5-execute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6-multiple_permission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7-everybody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8-James_Bond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9-John_Doe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0-mirror_permission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1-directories_permission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2-directory_permission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3-change_group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4-change_owner_and_group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5-symbolic_link_permission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16-if_only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0-iam_betty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-who_am_i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2-group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3-new_owner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4-empty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5-execute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6-multiple_permission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7-everybody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8-James_Bond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9-John_Doe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0-mirror_permission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1-directories_permission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2-directory_permission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3-change_group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4-change_owner_and_group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5-symbolic_link_permissions</text:p>
          </table:table-cell>
        </table:table-row>
        <table:table-row table:style-name="ro1">
          <table:table-cell office:value-type="string" calcext:value-type="string">
            <text:p>echo “#!/bin/bash” &gt;&gt;</text:p>
          </table:table-cell>
          <table:table-cell office:value-type="string" calcext:value-type="string">
            <text:p>16-if_only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0-iam_betty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-who_am_i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2-group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3-new_owner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4-empty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5-execute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6-multiple_permission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7-everybody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8-James_Bond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9-John_Doe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0-mirror_permission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1-directories_permission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2-directory_permission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3-change_group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4-change_owner_and_group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5-symbolic_link_permissions</text:p>
          </table:table-cell>
        </table:table-row>
        <table:table-row table:style-name="ro1">
          <table:table-cell office:value-type="string" calcext:value-type="string">
            <text:p>chmod 777</text:p>
          </table:table-cell>
          <table:table-cell office:value-type="string" calcext:value-type="string">
            <text:p>16-if_only</text:p>
          </table:table-cell>
        </table:table-row>
        <table:table-row table:style-name="ro1" table:number-rows-repeated="10485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7:36:34.706865595</meta:creation-date>
    <dc:date>2020-01-30T07:53:40.549738782</dc:date>
    <meta:editing-duration>PT6M25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